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5in"/>
    </style:style>
    <style:style style:name="Table2.A1" style:family="table-cell">
      <style:table-cell-properties fo:padding="0.0382in" fo:border-left="none" fo:border-right="none" fo:border-top="0.5pt solid #999999" fo:border-bottom="0.5pt solid #999999"/>
    </style:style>
    <style:style style:name="Table2.2" style:family="table-row">
      <style:table-row-properties style:min-row-height="0.441in"/>
    </style:style>
    <style:style style:name="Table2.A2" style:family="table-cell">
      <style:table-cell-properties fo:padding="0.0382in" fo:border-left="none" fo:border-right="none" fo:border-top="0.5pt solid #999999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5in"/>
    </style:style>
    <style:style style:name="Table3.A1" style:family="table-cell">
      <style:table-cell-properties fo:padding="0.0382in" fo:border-left="none" fo:border-right="none" fo:border-top="0.5pt solid #999999" fo:border-bottom="0.5pt solid #999999"/>
    </style:style>
    <style:style style:name="Table3.2" style:family="table-row">
      <style:table-row-properties style:min-row-height="0.5076in"/>
    </style:style>
    <style:style style:name="Table3.A2" style:family="table-cell">
      <style:table-cell-properties fo:padding="0.0382in" fo:border-left="none" fo:border-right="none" fo:border-top="0.5pt solid #999999" fo:border-bottom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style:min-row-height="0.35in"/>
    </style:style>
    <style:style style:name="Table4.A1" style:family="table-cell">
      <style:table-cell-properties fo:padding="0.0382in" fo:border-left="none" fo:border-right="none" fo:border-top="0.5pt solid #999999" fo:border-bottom="0.5pt solid #999999"/>
    </style:style>
    <style:style style:name="Table4.A2" style:family="table-cell">
      <style:table-cell-properties fo:padding="0.0382in" fo:border-left="none" fo:border-right="none" fo:border-top="0.5pt solid #999999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35in"/>
    </style:style>
    <style:style style:name="Table5.A1" style:family="table-cell">
      <style:table-cell-properties fo:padding="0.0382in" fo:border-left="none" fo:border-right="none" fo:border-top="0.5pt solid #999999" fo:border-bottom="0.5pt solid #999999"/>
    </style:style>
    <style:style style:name="Table5.A2" style:family="table-cell">
      <style:table-cell-properties fo:padding="0.0382in" fo:border-left="none" fo:border-right="none" fo:border-top="0.5pt solid #999999" fo:border-bottom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549in" style:rel-column-width="22078*"/>
    </style:style>
    <style:style style:name="Table7.B" style:family="table-column">
      <style:table-column-properties style:column-width="4.4382in" style:rel-column-width="43457*"/>
    </style:style>
    <style:style style:name="Table7.A1" style:family="table-cell">
      <style:table-cell-properties fo:padding="0.0382in" fo:border-left="none" fo:border-right="none" fo:border-top="0.5pt solid #999999" fo:border-bottom="0.5pt solid #999999"/>
    </style:style>
    <style:style style:name="Table7.B1" style:family="table-cell">
      <style:table-cell-properties fo:padding="0.0382in" fo:border-left="0.5pt solid #999999" fo:border-right="none" fo:border-top="0.5pt solid #999999" fo:border-bottom="0.5pt solid #999999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none" fo:border-right="none" fo:border-top="0.5pt solid #999999" fo:border-bottom="0.5pt solid #999999"/>
    </style:style>
    <style:style style:name="Table6.B1" style:family="table-cell">
      <style:table-cell-properties fo:padding="0.0382in" fo:border-left="0.5pt solid #999999" fo:border-right="none" fo:border-top="0.5pt solid #999999" fo:border-bottom="0.5pt solid #999999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27a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210f0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210f00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0ba2b5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7e7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2c2e5c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2dede3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bdd47"/>
    </style:style>
    <style:style style:name="P17" style:family="paragraph" style:parent-style-name="Standard">
      <style:paragraph-properties fo:text-align="start" style:justify-single-word="false"/>
      <style:text-properties officeooo:paragraph-rsid="002dede3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0adcf7" officeooo:paragraph-rsid="002dede3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210f00" officeooo:paragraph-rsid="002dede3" style:font-size-asian="8.75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24b356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f6a34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210f00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210f00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fo:font-weight="normal" officeooo:rsid="000d1b74" officeooo:paragraph-rsid="001efa5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fo:font-weight="bold" officeooo:rsid="000d1b74" officeooo:paragraph-rsid="001dd3c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fo:font-weight="normal" officeooo:rsid="000d1b74" officeooo:paragraph-rsid="002f10be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333333" loext:opacity="100%" style:font-name="Arial" fo:font-size="10pt" fo:font-weight="normal" officeooo:rsid="001158be" officeooo:paragraph-rsid="001efa56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officeooo:rsid="00074b40" style:font-size-asian="10pt" style:font-weight-asian="bold" style:font-size-complex="10pt" style:font-weight-complex="bold"/>
    </style:style>
    <style:style style:name="T3" style:family="text">
      <style:text-properties fo:font-size="10pt" officeooo:rsid="00074b40" style:font-size-asian="10pt" style:font-size-complex="10pt"/>
    </style:style>
    <style:style style:name="T4" style:family="text">
      <style:text-properties fo:font-size="10pt" officeooo:rsid="000adcf7" style:font-size-asian="10pt" style:font-size-complex="10pt"/>
    </style:style>
    <style:style style:name="T5" style:family="text">
      <style:text-properties fo:font-size="10pt" officeooo:rsid="0007e72e" style:font-size-asian="10pt" style:font-size-complex="10pt"/>
    </style:style>
    <style:style style:name="T6" style:family="text">
      <style:text-properties officeooo:rsid="000ba2b5"/>
    </style:style>
    <style:style style:name="T7" style:family="text">
      <style:text-properties officeooo:rsid="001dd3c9"/>
    </style:style>
    <style:style style:name="T8" style:family="text">
      <style:text-properties officeooo:rsid="001f6a34"/>
    </style:style>
    <style:style style:name="T9" style:family="text">
      <style:text-properties fo:color="#333333" loext:opacity="100%"/>
    </style:style>
    <style:style style:name="T10" style:family="text">
      <style:text-properties fo:color="#000000" loext:opacity="100%" officeooo:rsid="00210f00"/>
    </style:style>
    <style:style style:name="T11" style:family="text">
      <style:text-properties fo:color="#000000" loext:opacity="100%"/>
    </style:style>
    <style:style style:name="T12" style:family="text">
      <style:text-properties officeooo:rsid="00210f00"/>
    </style:style>
    <style:style style:name="T13" style:family="text">
      <style:text-properties fo:color="#333333" loext:opacity="100%" style:font-name="Arial" fo:font-size="10pt" fo:font-weight="bold" officeooo:rsid="001158be" style:font-size-asian="8.75pt" style:font-weight-asian="bold" style:font-size-complex="10pt" style:font-weight-complex="bold"/>
    </style:style>
    <style:style style:name="T14" style:family="text">
      <style:text-properties fo:color="#333333" loext:opacity="100%" style:font-name="Arial" fo:font-size="10pt" fo:font-weight="bold" officeooo:rsid="000adcf7" style:font-size-asian="8.75pt" style:font-weight-asian="bold" style:font-size-complex="10pt" style:font-weight-complex="bold"/>
    </style:style>
    <style:style style:name="T15" style:family="text">
      <style:text-properties style:font-name="Arial" fo:font-size="10pt" fo:font-weight="bold" officeooo:rsid="000adcf7" style:font-size-asian="8.75pt" style:font-weight-asian="bold" style:font-size-complex="10pt" style:font-weight-complex="bold"/>
    </style:style>
    <style:style style:name="T16" style:family="text">
      <style:text-properties fo:color="#000000" loext:opacity="100%" style:font-name="Arial" fo:font-size="10pt" fo:font-weight="normal" officeooo:rsid="00210f00" style:font-size-asian="8.75pt" style:font-weight-asian="normal" style:font-size-complex="10pt" style:font-weight-complex="normal"/>
    </style:style>
    <style:style style:name="T17" style:family="text">
      <style:text-properties fo:color="#000000" loext:opacity="100%" style:font-name="Arial" fo:font-size="10pt" fo:font-weight="normal" officeooo:rsid="000adcf7" style:font-size-asian="8.75pt" style:font-weight-asian="normal" style:font-size-complex="10pt" style:font-weight-complex="normal"/>
    </style:style>
    <style:style style:name="T18" style:family="text">
      <style:text-properties officeooo:rsid="002f10be"/>
    </style:style>
    <style:style style:name="T19" style:family="text">
      <style:text-properties fo:font-weight="normal" officeooo:rsid="00116eca" style:font-weight-asian="normal" style:font-weight-complex="normal"/>
    </style:style>
    <style:style style:name="T20" style:family="text">
      <style:text-properties fo:color="#333333" loext:opacity="100%" fo:font-weight="bold" officeooo:rsid="001158be" style:font-weight-asian="bold" style:font-weight-complex="bold"/>
    </style:style>
    <style:style style:name="T21" style:family="text">
      <style:text-properties fo:color="#333333" loext:opacity="100%" fo:font-weight="bold" style:font-weight-asian="bold" style:font-weight-complex="bold"/>
    </style:style>
    <style:style style:name="T22" style:family="text">
      <style:text-properties officeooo:rsid="00118214"/>
    </style:style>
    <style:style style:name="T23" style:family="text">
      <style:text-properties officeooo:rsid="00074b40" style:font-size-asian="10pt"/>
    </style:style>
    <style:style style:name="T24" style:family="text">
      <style:text-properties fo:font-weight="normal" officeooo:rsid="00118214" style:font-weight-asian="normal" style:font-weight-complex="normal"/>
    </style:style>
    <style:style style:name="T25" style:family="text">
      <style:text-properties fo:color="#333333" loext:opacity="100%" fo:font-weight="bold" officeooo:rsid="000dc4c7" style:font-weight-asian="bold" style:font-weight-complex="bold"/>
    </style:style>
    <style:style style:name="T26" style:family="text">
      <style:text-properties fo:color="#333333" loext:opacity="100%" fo:font-weight="bold" officeooo:rsid="001a9678" style:font-size-asian="8.75pt" style:font-weight-asian="bold" style:font-weight-complex="bold"/>
    </style:style>
    <style:style style:name="T27" style:family="text">
      <style:text-properties officeooo:rsid="0024b356"/>
    </style:style>
    <style:style style:name="T28" style:family="text">
      <style:text-properties style:font-size-asian="8.75pt"/>
    </style:style>
    <style:style style:name="T29" style:family="text">
      <style:text-properties officeooo:rsid="000dc4c7" style:font-size-asian="8.75pt"/>
    </style:style>
    <style:style style:name="T30" style:family="text">
      <style:text-properties fo:color="#333333" loext:opacity="100%" fo:font-weight="bold" officeooo:rsid="000dc4c7" style:font-size-asian="8.75pt" style:font-weight-asian="bold" style:font-weight-complex="bold"/>
    </style:style>
    <style:style style:name="T31" style:family="text">
      <style:text-properties officeooo:rsid="001a9678" style:font-size-asian="8.75pt"/>
    </style:style>
    <style:style style:name="T32" style:family="text">
      <style:text-properties fo:color="#333333" loext:opacity="100%" fo:font-weight="bold" officeooo:rsid="001158be" style:font-size-asian="8.75pt" style:font-weight-asian="bold" style:font-weight-complex="bold"/>
    </style:style>
    <style:style style:name="T33" style:family="text">
      <style:text-properties fo:color="#333333" loext:opacity="100%" officeooo:rsid="0024b356"/>
    </style:style>
    <style:style style:name="T34" style:family="text">
      <style:text-properties fo:color="#333333" loext:opacity="100%" style:font-size-asian="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EKSANDR BURLACHENK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mail: <text:a xlink:type="simple" xlink:href="mailto:ialexbur@gmail.com" text:style-name="Internet_20_link" text:visited-style-name="Visited_20_Internet_20_Link">ialexbur@gmail.com</text:a></text:p>
          </table:table-cell>
          <table:table-cell table:style-name="Table1.A1" office:value-type="string">
            <text:p text:style-name="P4">Website: <text:a xlink:type="simple" xlink:href="https://buralex.github.io/" text:style-name="Internet_20_link" text:visited-style-name="Visited_20_Internet_20_Link">buralex.github.io</text:a></text:p>
          </table:table-cell>
          <table:table-cell table:style-name="Table1.A1" office:value-type="string">
            <text:p text:style-name="P4">LinkedIn: <text:a xlink:type="simple" xlink:href="https://www.linkedin.com/in/buralex" text:style-name="Internet_20_link" text:visited-style-name="Visited_20_Internet_20_Link">linkedin.com/in/buralex</text:a></text:p>
          </table:table-cell>
        </table:table-row>
      </table:table>
      <text:p text:style-name="P5"/>
      <text:p text:style-name="P6">TECHNOLOGI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1">Frontend</text:span>: HTML, CSS (SCSS), Javascript, Typescript, React, Redux, Jotai, websockets.</text:p>
            <text:p text:style-name="P7"><text:span text:style-name="T1">Backend</text:span>: Node.js, Express, NestJS, MySQL, PostgreSQL, MongoDB, Microservices, REST.</text:p>
            <text:p text:style-name="P8"><text:span text:style-name="T2">Testing</text:span><text:span text:style-name="T3">: Jest, </text:span><text:span text:style-name="T4">React Testing Library,</text:span><text:span text:style-name="T3"> Puppeteer, CodeceptJS.</text:span></text:p>
            <text:p text:style-name="P8"><text:span text:style-name="T2">Deployment</text:span><text:span text:style-name="T3">: </text:span><text:span text:style-name="T5">VPS (</text:span><text:span text:style-name="T3">DigitalOcean </text:span><text:span text:style-name="T5">droplet or AWS ec2), </text:span><text:span text:style-name="T4">D</text:span><text:span text:style-name="T5">ocker, </text:span><text:span text:style-name="T4">N</text:span><text:span text:style-name="T5">ginx.</text:span></text:p>
          </table:table-cell>
        </table:table-row>
      </table:table>
      <text:p text:style-name="P9"/>
      <text:p text:style-name="P10">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EPAM Systems</text:p>
            <text:p text:style-name="P12">Full Stack <text:span text:style-name="T6">Software</text:span> Developer</text:p>
          </table:table-cell>
          <table:table-cell table:style-name="Table2.A1" office:value-type="string">
            <text:p text:style-name="P13">October 2021 – now <text:span text:style-name="T7">(</text:span><text:span text:style-name="T8">3+</text:span><text:span text:style-name="T7"> yrs)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14"><text:span text:style-name="T9">Projects</text:span>: </text:p>
            <text:p text:style-name="P15"><text:span text:style-name="T10"><text:s text:c="4"/>• <text:s/></text:span><text:span text:style-name="T11">Banking app.</text:span></text:p>
            <text:p text:style-name="P15"><text:span text:style-name="T11"><text:s text:c="4"/></text:span><text:span text:style-name="T10">• <text:s/></text:span>Sales Assistant <text:span text:style-name="T12">web app</text:span> for Insurance Agents</text:p>
            <text:p text:style-name="P15"><text:span text:style-name="T6"><text:s text:c="4"/></text:span><text:span text:style-name="T10">• <text:s/></text:span><text:span text:style-name="T6">Platform</text:span> for booking and reviewing restaurants.</text:p>
            <text:p text:style-name="P16"><text:span text:style-name="T13">R</text:span><text:span text:style-name="T14">esponsibilities</text:span><text:span text:style-name="T15">:</text:span></text:p>
            <text:p text:style-name="P17"><text:span text:style-name="T16"><text:s text:c="4"/>• <text:s/></text:span><text:span text:style-name="T17">Refactored and developed backend REST API endpoints using Express and PostgreSQL.</text:span></text:p>
            <text:p text:style-name="P18"><text:s text:c="4"/><text:span text:style-name="T12">• <text:s/>Built a URL shortener microservice from scratch using Hapi, JSON-RPC, and PostgreSQL.</text:span></text:p>
            <text:p text:style-name="P18"><text:s text:c="4"/><text:span text:style-name="T12">• <text:s/>Implemented various long-running background jobs, including database backfilling and email dispatching.</text:span></text:p>
            <text:p text:style-name="P18"><text:s text:c="4"/><text:span text:style-name="T12">• <text:s/>Participated in data migration tasks across services and environments.</text:span></text:p>
            <text:p text:style-name="P18"><text:s text:c="4"/><text:span text:style-name="T12">• <text:s/>Contributed to the design and development of a microservice for managing user credit points, enabling account top-ups, balance tracking, and transaction logging </text:span><text:span text:style-name="T18">using DynamoDB and NestJS</text:span><text:span text:style-name="T12">.</text:span></text:p>
            <text:p text:style-name="P15"><text:span text:style-name="T11"><text:s text:c="4"/></text:span><text:span text:style-name="T10">• <text:s/>Maintained and updated frontend pages using React and Redux.</text:span></text:p>
            <text:p text:style-name="P19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Luxoft</text:p>
            <text:p text:style-name="P21"><text:span text:style-name="T6">Software</text:span> Developer</text:p>
          </table:table-cell>
          <table:table-cell table:style-name="Table3.A1" office:value-type="string">
            <text:p text:style-name="P22">February 2020 – October 2021 <text:span text:style-name="T7">(1 yrs 9 mos)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23"><text:span text:style-name="T9">Projects</text:span>: <text:span text:style-name="T19">Automotive in-vehicle infotainment.</text:span></text:p>
            <text:p text:style-name="P24"><text:span text:style-name="T20">R</text:span><text:span text:style-name="T21">esponsibilities</text:span><text:span text:style-name="T1">: </text:span>Develop frontend part of human machine interfaces (central display of the car infotainment system) using React.</text:p>
            <text:p text:style-name="P24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Brightech</text:p>
            <text:p text:style-name="P26">Full Stack <text:span text:style-name="T6">Software</text:span> Developer</text:p>
          </table:table-cell>
          <table:table-cell table:style-name="Table4.A1" office:value-type="string">
            <text:p text:style-name="P22">July 2017 – February 2020 <text:span text:style-name="T7">(2 yrs 8 mos)</text:span></text:p>
          </table:table-cell>
        </table:table-row>
        <table:table-row>
          <table:table-cell table:style-name="Table4.A2" table:number-columns-spanned="2" office:value-type="string">
            <text:p text:style-name="P23"><text:span text:style-name="T9">Projects</text:span>: <text:span text:style-name="T19">Transportation management system.</text:span></text:p>
            <text:p text:style-name="P24"><text:span text:style-name="T20">R</text:span><text:span text:style-name="T21">esponsibilities</text:span><text:span text:style-name="T1">: </text:span>Develop realtime chat microservice using <text:span text:style-name="T22">E</text:span>xpress and Mongodb. Develop new <text:span text:style-name="T22">frontend </text:span>pages with dynamic forms and real-time lists using React and Redux. Implement websocket communication between Express server and React app using Socket.io library. Implement “End to End” tests using <text:span text:style-name="T23">CodeceptJS. </text:span>Added dynamic Google Map to display truck fleet in real time.</text:p>
            <text:p text:style-name="P24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>Zorya-Mashproekt</text:p>
            <text:p text:style-name="P26">Design Engineer</text:p>
          </table:table-cell>
          <table:table-cell table:style-name="Table5.A1" office:value-type="string">
            <text:p text:style-name="P22">April 2012 – July 2017 <text:span text:style-name="T7">(5 yrs 4 mos)</text:span></text:p>
          </table:table-cell>
        </table:table-row>
        <table:table-row>
          <table:table-cell table:style-name="Table5.A2" table:number-columns-spanned="2" office:value-type="string">
            <text:p text:style-name="P27"><text:span text:style-name="T9">Projects</text:span>: <text:span text:style-name="T24">D</text:span><text:span text:style-name="T19">evelopment of devices for manufacturing.</text:span></text:p>
            <text:p text:style-name="P28"><text:span text:style-name="T20">R</text:span><text:span text:style-name="T21">esponsibilities</text:span><text:span text:style-name="T1">: </text:span>Develop “design documentation” (drawings) for manufacturing tools.</text:p>
            <text:p text:style-name="P28"/>
          </table:table-cell>
          <table:covered-table-cell/>
        </table:table-row>
      </table:table>
      <text:p text:style-name="P29">EDUCA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<text:span text:style-name="T21">Program</text:span>: Mechanical Engineering</text:p>
          </table:table-cell>
          <table:table-cell table:style-name="Table7.B1" office:value-type="string">
            <text:p text:style-name="P30"><text:span text:style-name="T25">I</text:span><text:span text:style-name="T21">nstitution</text:span>: Admiral Makarov National University of Shipbuilding</text:p>
          </table:table-cell>
        </table:table-row>
      </table:table>
      <text:p text:style-name="P31"/>
      <text:p text:style-name="P29">LANGUAGE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0"><text:span text:style-name="T26">English</text:span>: <text:span text:style-name="T27">Upper-I</text:span><text:span text:style-name="T28">ntermediate </text:span><text:span text:style-name="T29">(B2)</text:span></text:p>
          </table:table-cell>
          <table:table-cell table:style-name="Table6.B1" office:value-type="string">
            <text:p text:style-name="P30"><text:span text:style-name="T30">Russian</text:span>: <text:span text:style-name="T29">fluent </text:span><text:span text:style-name="T31">(native)</text:span></text:p>
          </table:table-cell>
          <table:table-cell table:style-name="Table6.B1" office:value-type="string">
            <text:p text:style-name="P32"><text:span text:style-name="T30">Ukrainian: </text:span><text:span text:style-name="T32"><text:s/></text:span><text:span text:style-name="T33">I</text:span><text:span text:style-name="T34">ntermediate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9:06:12.040986397</meta:creation-date>
    <dc:date>2025-05-22T19:09:05.819613000</dc:date>
    <meta:editing-duration>PT1H52M27S</meta:editing-duration>
    <meta:editing-cycles>35</meta:editing-cycles>
    <meta:generator>LibreOffice/25.2.3.2$MacOSX_AARCH64 LibreOffice_project/bbb074479178df812d175f709636b368952c2ce3</meta:generator>
    <meta:document-statistic meta:table-count="8" meta:image-count="0" meta:object-count="0" meta:page-count="1" meta:paragraph-count="46" meta:word-count="307" meta:character-count="2393" meta:non-whitespace-character-count="2081"/>
  </office:meta>
</office:document-meta>
</file>